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f37b70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6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7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9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1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5">
                <text:p><text:span text:style-name="T2">1</text:span></text:p>
              </table:table-cell>
              <table:table-cell table:style-name="ce5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5">
                <text:p><text:span text:style-name="T2">0</text:span></text:p>
              </table:table-cell>
              <table:table-cell table:style-name="ce6">
                <text:p><text:span text:style-name="T3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8">
              <table:table-cell table:style-name="ce7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9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7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9">
                <text:p><text:span text:style-name="T4">7</text:span></text:p>
              </table:table-cell>
              <table:table-cell table:style-name="ce9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1cm" svg:y1="6.355cm" svg:x2="2.7cm" svg:y2="7.408cm">
          <text:p/>
        </draw:line>
        <draw:line draw:style-name="gr3" draw:text-style-name="P4" draw:layer="layout" svg:x1="4.1cm" svg:y1="7.408cm" svg:x2="3.1cm" svg:y2="6.355cm">
          <text:p/>
        </draw:line>
        <draw:line draw:style-name="gr3" draw:text-style-name="P4" draw:layer="layout" svg:x1="6.3cm" svg:y1="6.355cm" svg:x2="5.7cm" svg:y2="7.408cm">
          <text:p/>
        </draw:line>
        <draw:line draw:style-name="gr3" draw:text-style-name="P4" draw:layer="layout" svg:x1="6.3cm" svg:y1="6.355cm" svg:x2="7.2cm" svg:y2="7.408cm">
          <text:p/>
        </draw:line>
        <draw:line draw:style-name="gr3" draw:text-style-name="P4" draw:layer="layout" svg:x1="8.7cm" svg:y1="7.408cm" svg:x2="9.2cm" svg:y2="6.355cm">
          <text:p/>
        </draw:line>
        <draw:line draw:style-name="gr3" draw:text-style-name="P4" draw:layer="layout" svg:x1="10.2cm" svg:y1="7.408cm" svg:x2="9.2cm" svg:y2="6.355cm">
          <text:p/>
        </draw:line>
        <draw:line draw:style-name="gr3" draw:text-style-name="P4" draw:layer="layout" svg:x1="11.7cm" svg:y1="7.408cm" svg:x2="12.3cm" svg:y2="6.355cm">
          <text:p/>
        </draw:line>
        <draw:line draw:style-name="gr3" draw:text-style-name="P4" draw:layer="layout" svg:x1="13.3cm" svg:y1="7.408cm" svg:x2="12.3cm" svg:y2="6.355cm">
          <text:p/>
        </draw:line>
        <draw:line draw:style-name="gr3" draw:text-style-name="P4" draw:layer="layout" svg:x1="14.8cm" svg:y1="7.408cm" svg:x2="15.5cm" svg:y2="6.355cm">
          <text:p/>
        </draw:line>
        <draw:line draw:style-name="gr3" draw:text-style-name="P4" draw:layer="layout" svg:x1="16.2cm" svg:y1="7.408cm" svg:x2="15.5cm" svg:y2="6.355cm">
          <text:p/>
        </draw:line>
        <draw:line draw:style-name="gr3" draw:text-style-name="P4" draw:layer="layout" svg:x1="17.8cm" svg:y1="7.408cm" svg:x2="18.2cm" svg:y2="6.355cm">
          <text:p/>
        </draw:line>
        <draw:line draw:style-name="gr3" draw:text-style-name="P4" draw:layer="layout" svg:x1="19.3cm" svg:y1="7.408cm" svg:x2="18.2cm" svg:y2="6.355cm">
          <text:p/>
        </draw:line>
        <draw:line draw:style-name="gr3" draw:text-style-name="P4" draw:layer="layout" svg:x1="20.7cm" svg:y1="7.408cm" svg:x2="21.4cm" svg:y2="6.355cm">
          <text:p/>
        </draw:line>
        <draw:line draw:style-name="gr3" draw:text-style-name="P4" draw:layer="layout" svg:x1="22.2cm" svg:y1="7.408cm" svg:x2="21.4cm" svg:y2="6.355cm">
          <text:p/>
        </draw:line>
        <draw:line draw:style-name="gr3" draw:text-style-name="P4" draw:layer="layout" svg:x1="23.8cm" svg:y1="7.408cm" svg:x2="24.6cm" svg:y2="6.355cm">
          <text:p/>
        </draw:line>
        <draw:line draw:style-name="gr3" draw:text-style-name="P4" draw:layer="layout" svg:x1="25.3cm" svg:y1="7.408cm" svg:x2="24.6cm" svg:y2="6.355cm">
          <text:p/>
        </draw:line>
        <draw:connector draw:style-name="gr3" draw:text-style-name="P4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3" draw:text-style-name="P4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3" draw:text-style-name="P4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3" draw:text-style-name="P4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3" draw:text-style-name="P4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3" draw:text-style-name="P4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3" draw:text-style-name="P4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3" draw:text-style-name="P4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3" draw:text-style-name="P4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3" draw:text-style-name="P4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3" draw:text-style-name="P4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3" draw:text-style-name="P4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3" draw:text-style-name="P4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3" draw:text-style-name="P4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4" draw:text-style-name="P5" draw:layer="layout" svg:width="7.3cm" svg:height="2.4cm" svg:x="0.5cm" svg:y="0.4cm">
          <draw:text-box>
            <text:p><text:span text:style-name="T6">delete(</text:span><text:span text:style-name="T6">1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39:08.786536440</dc:date>
    <meta:editing-duration>PT36M35S</meta:editing-duration>
    <meta:editing-cycles>10</meta:editing-cycles>
    <meta:generator>LibreOffice/6.0.7.3$Linux_X86_64 LibreOffice_project/00m0$Build-3</meta:generator>
    <meta:document-statistic meta:object-count="47"/>
  </office:meta>
</office:document-meta>
</file>